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5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1" calcext:value-type="float">
            <text:p>872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4" calcext:value-type="float">
            <text:p>50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2" calcext:value-type="float">
            <text:p>42</text:p>
          </table:table-cell>
          <table:table-cell table:formula="of:=[.EP49]-[.EP75]-[.EP101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formula="of:=[.EO52]-[.EO78]-[.EO104]" office:value-type="float" office:value="-65384" calcext:value-type="float">
            <text:p>-65384</text:p>
          </table:table-cell>
          <table:table-cell table:formula="of:=[.EP52]-[.EP78]-[.EP104]" office:value-type="float" office:value="-67959" calcext:value-type="float">
            <text:p>-67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09" calcext:value-type="float">
            <text:p>887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7" calcext:value-type="float">
            <text:p>519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4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1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44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4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1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21"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20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06" table:style-name="ce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1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19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26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23:26:42.103545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7-29T23:40:42.798724614</dc:date>
    <meta:editing-duration>PT11H59M48S</meta:editing-duration>
    <meta:editing-cycles>124</meta:editing-cycles>
    <meta:document-statistic meta:table-count="1" meta:cell-count="22922" meta:object-count="0"/>
  </office:meta>
</office:document-meta>
</file>